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05pt solid #dddddd" fo:border-right="none" fo:border-top="0.05pt solid #dddddd" fo:border-bottom="0.05pt solid #dddddd"/>
    </style:style>
    <style:style style:name="Table1.C1" style:family="table-cell">
      <style:table-cell-properties fo:padding="0.0382in" fo:border="0.05pt solid #dddddd"/>
    </style:style>
    <style:style style:name="Table1.A2" style:family="table-cell">
      <style:table-cell-properties fo:padding="0.0382in" fo:border-left="0.05pt solid #dddddd" fo:border-right="none" fo:border-top="none" fo:border-bottom="0.05pt solid #dddddd"/>
    </style:style>
    <style:style style:name="Table1.C2" style:family="table-cell">
      <style:table-cell-properties fo:padding="0.0382in" fo:border-left="0.05pt solid #dddddd" fo:border-right="0.05pt solid #dddddd" fo:border-top="none" fo:border-bottom="0.05pt solid #dddddd"/>
    </style:style>
    <style:style style:name="P1" style:family="paragraph" style:parent-style-name="Compact" style:list-style-name="WWNum9">
      <style:text-properties officeooo:paragraph-rsid="000654ca"/>
    </style:style>
    <style:style style:name="P2" style:family="paragraph" style:parent-style-name="Compact" style:list-style-name="WWNum2">
      <style:text-properties officeooo:paragraph-rsid="000654ca"/>
    </style:style>
    <style:style style:name="P3" style:family="paragraph" style:parent-style-name="Compact">
      <style:paragraph-properties fo:text-align="center" style:justify-single-word="false"/>
      <style:text-properties officeooo:paragraph-rsid="000654ca"/>
    </style:style>
    <style:style style:name="P4" style:family="paragraph" style:parent-style-name="Compact" style:list-style-name="WWNum6">
      <style:text-properties officeooo:paragraph-rsid="000654ca"/>
    </style:style>
    <style:style style:name="P5" style:family="paragraph" style:parent-style-name="Compact" style:list-style-name="WWNum7">
      <style:text-properties officeooo:paragraph-rsid="000654ca"/>
    </style:style>
    <style:style style:name="P6" style:family="paragraph" style:parent-style-name="Compact" style:list-style-name="WWNum8">
      <style:text-properties officeooo:paragraph-rsid="000654ca"/>
    </style:style>
    <style:style style:name="P7" style:family="paragraph" style:parent-style-name="Standard">
      <style:text-properties officeooo:paragraph-rsid="000654ca"/>
    </style:style>
    <style:style style:name="P8" style:family="paragraph" style:parent-style-name="Heading_20_1" style:master-page-name="Standard">
      <style:paragraph-properties style:page-number="auto"/>
      <style:text-properties officeooo:paragraph-rsid="000654ca"/>
    </style:style>
    <style:style style:name="P9" style:family="paragraph" style:parent-style-name="Heading_20_2">
      <style:text-properties officeooo:paragraph-rsid="000654ca"/>
    </style:style>
    <style:style style:name="P10" style:family="paragraph" style:parent-style-name="Heading_20_3">
      <style:paragraph-properties fo:text-align="center" style:justify-single-word="false"/>
      <style:text-properties officeooo:paragraph-rsid="000654ca"/>
    </style:style>
    <style:style style:name="P11" style:family="paragraph" style:parent-style-name="Heading_20_3">
      <style:text-properties officeooo:paragraph-rsid="000654ca"/>
    </style:style>
    <style:style style:name="P12" style:family="paragraph" style:parent-style-name="Table_20_Contents">
      <style:paragraph-properties fo:text-align="center" style:justify-single-word="false"/>
      <style:text-properties officeooo:rsid="001948cb" officeooo:paragraph-rsid="000654ca"/>
    </style:style>
    <style:style style:name="P13" style:family="paragraph" style:parent-style-name="Table_20_Contents">
      <style:paragraph-properties fo:text-align="center" style:justify-single-word="false"/>
      <style:text-properties officeooo:paragraph-rsid="000654ca"/>
    </style:style>
    <style:style style:name="T1" style:family="text">
      <style:text-properties officeooo:rsid="00194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Software</text:span> <text:bookmark text:name="software-engineer"/><text:span text:style-name="T1">Developer</text:span></text:h>
      <text:h text:style-name="P9" text:outline-level="2">General<text:bookmark text:name="general"/></text:h>
      <text:list xml:id="list1587577757" text:style-name="WWNum2">
        <text:list-item>
          <text:p text:style-name="P2">Principle software developer for winning entry in Global Learning Xprize.</text:p>
        </text:list-item>
        <text:list-item>
          <text:p text:style-name="P2">6 years direct full stack experience.</text:p>
        </text:list-item>
        <text:list-item>
          <text:p text:style-name="P2">Able to take vague uncertain needs and create working solutions.</text:p>
        </text:list-item>
      </text:list>
      <text:h text:style-name="P9" text:outline-level="2">Skills</text:h>
      <table:table table:name="Table1" table:style-name="Table1">
        <table:table-column table:style-name="Table1.A" table:number-columns-repeated="3"/>
        <table:table-row>
          <table:table-cell table:style-name="Table1.A1" office:value-type="string">
            <text:h text:style-name="P10" text:outline-level="3">Language<text:span text:style-name="T1">s</text:span></text:h>
          </table:table-cell>
          <table:table-cell table:style-name="Table1.A1" office:value-type="string">
            <text:h text:style-name="P10" text:outline-level="3">Libraries</text:h>
          </table:table-cell>
          <table:table-cell table:style-name="Table1.C1" office:value-type="string">
            <text:h text:style-name="P10" text:outline-level="3">Tools</text:h>
          </table:table-cell>
        </table:table-row>
        <table:table-row>
          <table:table-cell table:style-name="Table1.A2" office:value-type="string">
            <text:p text:style-name="P12">HTML / HAML</text:p>
          </table:table-cell>
          <table:table-cell table:style-name="Table1.A2" office:value-type="string">
            <text:p text:style-name="P13">Angular</text:p>
          </table:table-cell>
          <table:table-cell table:style-name="Table1.C2" office:value-type="string">
            <text:p text:style-name="P12">AWS</text:p>
          </table:table-cell>
        </table:table-row>
        <table:table-row>
          <table:table-cell table:style-name="Table1.A2" office:value-type="string">
            <text:p text:style-name="P13">CSS SCSS</text:p>
          </table:table-cell>
          <table:table-cell table:style-name="Table1.A2" office:value-type="string">
            <text:p text:style-name="P13">Bootstrap</text:p>
          </table:table-cell>
          <table:table-cell table:style-name="Table1.C2" office:value-type="string">
            <text:p text:style-name="P12">ShellScript and Bash</text:p>
          </table:table-cell>
        </table:table-row>
        <table:table-row>
          <table:table-cell table:style-name="Table1.A2" office:value-type="string">
            <text:p text:style-name="P13">JS ES6</text:p>
          </table:table-cell>
          <table:table-cell table:style-name="Table1.A2" office:value-type="string">
            <text:p text:style-name="P13">Cordova</text:p>
          </table:table-cell>
          <table:table-cell table:style-name="Table1.C2" office:value-type="string">
            <text:p text:style-name="P12">Apache 2</text:p>
          </table:table-cell>
        </table:table-row>
        <table:table-row>
          <table:table-cell table:style-name="Table1.A2" office:value-type="string">
            <text:p text:style-name="P13">PHP Python</text:p>
          </table:table-cell>
          <table:table-cell table:style-name="Table1.A2" office:value-type="string">
            <text:p text:style-name="P13">jQuery</text:p>
          </table:table-cell>
          <table:table-cell table:style-name="Table1.C2" office:value-type="string">
            <text:p text:style-name="P12">Linux OS</text:p>
          </table:table-cell>
        </table:table-row>
        <table:table-row>
          <table:table-cell table:style-name="Table1.A2" office:value-type="string">
            <text:p text:style-name="P13">MySQL</text:p>
          </table:table-cell>
          <table:table-cell table:style-name="Table1.A2" office:value-type="string">
            <text:p text:style-name="P13">Webix</text:p>
          </table:table-cell>
          <table:table-cell table:style-name="Table1.C2" office:value-type="string">
            <text:p text:style-name="P12">Git</text:p>
          </table:table-cell>
        </table:table-row>
        <table:table-row>
          <table:table-cell table:style-name="Table1.A2" office:value-type="string">
            <text:p text:style-name="P13">LiveCode</text:p>
          </table:table-cell>
          <table:table-cell table:style-name="Table1.A2" office:value-type="string">
            <text:p text:style-name="P3"/>
          </table:table-cell>
          <table:table-cell table:style-name="Table1.C2" office:value-type="string">
            <text:p text:style-name="P12">Asana</text:p>
          </table:table-cell>
        </table:table-row>
      </table:table>
      <text:h text:style-name="P9" text:outline-level="2">Experience<text:bookmark text:name="experience"/></text:h>
      <text:h text:style-name="P11" text:outline-level="3">GameChange5, Junior Developer<text:bookmark text:name="gamechange5-junior-developer"/></text:h>
      <text:p text:style-name="P7">Ported old Flash games to HTML5 using Construct2 for a McGraw Hill project.</text:p>
      <text:list xml:id="list3550670847" text:style-name="WWNum6">
        <text:list-item>
          <text:p text:style-name="P4">2011 to 2012</text:p>
        </text:list-item>
      </text:list>
      <text:h text:style-name="P11" text:outline-level="3">CCI NY, Software Developer<text:bookmark text:name="cci-ny-software-developer"/></text:h>
      <text:p text:style-name="P7">Developed small scale software solutions for the publishing house CCI, such as SCORM conversion tools and in house server side applications.</text:p>
      <text:list xml:id="list889047154" text:style-name="WWNum7">
        <text:list-item>
          <text:p text:style-name="P5">2012 to 2014</text:p>
        </text:list-item>
      </text:list>
      <text:h text:style-name="P11" text:outline-level="3">Pubbly, Principle Software Developer<text:bookmark text:name="pubbly-principle-software-developer"/></text:h>
      <text:p text:style-name="P7">Created Pubbly, a finalist in the Global Learning Xprize, consisting of cross platform desktop design tools and a full LAMP stack CMS which produces android applications used to teach rural Tanzania villages children how to read and write Swahili. Grand prize winners to be announced May 15th, all relevant code to be open sourced under the Apache 2.0 license.</text:p>
      <text:list xml:id="list3898329717" text:style-name="WWNum8">
        <text:list-item>
          <text:p text:style-name="P6">2014 to Present</text:p>
        </text:list-item>
      </text:list>
      <text:h text:style-name="P9" text:outline-level="2">Interests<text:bookmark text:name="interests"/></text:h>
      <text:p text:style-name="P7">As I am married and wanting to start a family, I am primarily focused on a career which affords both long term stability and opportunity to further my skill set. I am especially interested in machine learning, front end heavy web application frameworks, and quality relational database design.</text:p>
      <text:p text:style-name="P7">I am fluent in Spanish, and willing to relocate for the right <text:span text:style-name="T1">opportunity.</text:span></text:p>
      <text:h text:style-name="P9" text:outline-level="2"><text:soft-page-break/>Contact</text:h>
      <text:p text:style-name="P7"><text:bookmark text:name="contact"/><text:span text:style-name="T1">Name:<text:tab/>Jason Horsley<text:line-break/>Email:<text:tab/></text:span><text:a xlink:type="simple" xlink:href="mailto:Jason@JasonHorsley.tech" text:style-name="Internet_20_link" text:visited-style-name="Visited_20_Internet_20_Link"><text:span text:style-name="T1">Jason@JasonHorsley.tech</text:span></text:a><text:span text:style-name="T1"><text:line-break/>Phone:<text:tab/>804-507-3559<text:line-break/>Addr:<text:tab/><text:tab/>5557 Dunloe Drive, Apt 104<text:line-break/><text:tab/><text:tab/>Virginia Beach VA, 23455</text:span></text:p>
      <text:h text:style-name="P9" text:outline-level="2">REFERENCES<text:bookmark text:name="references"/></text:h>
      <text:list xml:id="list1896645562" text:style-name="WWNum9">
        <text:list-item>
          <text:p text:style-name="P1">Susan Darwin: Head of design for Pubbly </text:p>
          <text:list>
            <text:list-item>
              <text:p text:style-name="P1">Susan@Pubbly.com</text:p>
            </text:list-item>
          </text:list>
        </text:list-item>
        <text:list-item>
          <text:p text:style-name="P1">Josh Powe: CEO of LinkIt and Pubbly </text:p>
          <text:list>
            <text:list-item>
              <text:p text:style-name="P1">Josh@Pubbly.co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mpact" style:family="paragraph" style:parent-style-name="Standard" style:default-outline-level="">
      <style:paragraph-properties fo:margin-top="0.0252in" fo:margin-bottom="0.0252in" loext:contextual-spacing="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4:20:06.475004401</meta:creation-date>
    <dc:title>Default</dc:title>
    <meta:editing-cycles>2</meta:editing-cycles>
    <meta:generator>LibreOffice/6.0.7.3$Linux_X86_64 LibreOffice_project/00m0$Build-3</meta:generator>
    <meta:editing-duration>PT1M7S</meta:editing-duration>
    <dc:date>2019-03-21T14:21:13.526331377</dc:date>
    <meta:document-statistic meta:table-count="1" meta:image-count="0" meta:object-count="0" meta:page-count="2" meta:paragraph-count="46" meta:word-count="280" meta:character-count="1713" meta:non-whitespace-character-count="1484"/>
    <meta:template xlink:type="simple" xlink:actuate="onRequest" xlink:title="Default" xlink:href="../../../../usr/lib/libreoffice/share/template/common/styles/Default.ott" meta:date="2019-03-21T14:20:06.109913413"/>
  </office:meta>
</office:document-meta>
</file>